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30.588cm" table:align="margins"/>
    </style:style>
    <style:style style:name="Таблица4.A" style:family="table-column">
      <style:table-column-properties style:column-width="10.195cm" style:rel-column-width="21845*"/>
    </style:style>
    <style:style style:name="Таблица4.C" style:family="table-column">
      <style:table-column-properties style:column-width="5.098cm" style:rel-column-width="10922*"/>
    </style:style>
    <style:style style:name="Таблица4.D" style:family="table-column">
      <style:table-column-properties style:column-width="5.098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color="#000000" style:font-name="Consolas" fo:font-size="9.5pt" fo:background-color="#ffffff" style:font-size-asian="9.5pt"/>
    </style:style>
    <style:style style:name="P11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12" style:family="paragraph" style:parent-style-name="Standard">
      <style:text-properties officeooo:paragraph-rsid="00244d93"/>
    </style:style>
    <style:style style:name="P13" style:family="paragraph" style:parent-style-name="Standard">
      <style:text-properties officeooo:paragraph-rsid="002553bf"/>
    </style:style>
    <style:style style:name="P14" style:family="paragraph" style:parent-style-name="Standard">
      <style:text-properties officeooo:rsid="002df5d3" officeooo:paragraph-rsid="002df5d3"/>
    </style:style>
    <style:style style:name="P15" style:family="paragraph" style:parent-style-name="Standard">
      <style:text-properties fo:language="en" fo:country="US" officeooo:rsid="0030a3cf" officeooo:paragraph-rsid="0030a3cf"/>
    </style:style>
    <style:style style:name="P16" style:family="paragraph" style:parent-style-name="Standard">
      <style:text-properties fo:language="en" fo:country="US" officeooo:rsid="0030a3cf" officeooo:paragraph-rsid="00326427"/>
    </style:style>
    <style:style style:name="P17" style:family="paragraph" style:parent-style-name="Standard">
      <style:text-properties fo:language="en" fo:country="US" officeooo:rsid="00326427" officeooo:paragraph-rsid="00326427"/>
    </style:style>
    <style:style style:name="P18" style:family="paragraph" style:parent-style-name="Heading_20_3">
      <style:text-properties officeooo:paragraph-rsid="0036e724"/>
    </style:style>
    <style:style style:name="P19" style:family="paragraph" style:parent-style-name="Standard" style:list-style-name="L1"/>
    <style:style style:name="P20" style:family="paragraph" style:parent-style-name="Standard" style:list-style-name="L2">
      <style:text-properties fo:language="ru" fo:country="RU" officeooo:rsid="002d2739" officeooo:paragraph-rsid="002d2739"/>
    </style:style>
    <style:style style:name="P21" style:family="paragraph" style:parent-style-name="Standard">
      <style:text-properties fo:language="ru" fo:country="RU" officeooo:rsid="0030a3cf" officeooo:paragraph-rsid="0030a3cf"/>
    </style:style>
    <style:style style:name="P22" style:family="paragraph" style:parent-style-name="Standard">
      <style:text-properties fo:language="ru" fo:country="RU" officeooo:rsid="0035816f" officeooo:paragraph-rsid="0035816f"/>
    </style:style>
    <style:style style:name="P23" style:family="paragraph" style:parent-style-name="Standard">
      <style:text-properties fo:language="ru" fo:country="RU" officeooo:rsid="00790376" officeooo:paragraph-rsid="0036e724"/>
    </style:style>
    <style:style style:name="P24" style:family="paragraph" style:parent-style-name="Standard">
      <style:text-properties fo:language="ru" fo:country="RU" officeooo:rsid="0008fe3e" officeooo:paragraph-rsid="0036e724"/>
    </style:style>
    <style:style style:name="P25" style:family="paragraph" style:parent-style-name="Standard">
      <style:text-properties fo:language="ru" fo:country="RU" officeooo:rsid="00343752" officeooo:paragraph-rsid="00343752"/>
    </style:style>
    <style:style style:name="P26" style:family="paragraph" style:parent-style-name="Standard">
      <style:text-properties fo:language="ru" fo:country="RU" officeooo:rsid="00384ffd" officeooo:paragraph-rsid="00384ffd"/>
    </style:style>
    <style:style style:name="P27" style:family="paragraph" style:parent-style-name="Standard">
      <style:text-properties fo:language="en" fo:country="US" officeooo:rsid="00326427" officeooo:paragraph-rsid="00326427"/>
    </style:style>
    <style:style style:name="P28" style:family="paragraph" style:parent-style-name="Standard">
      <style:text-properties officeooo:paragraph-rsid="0036e724"/>
    </style:style>
    <style:style style:name="P29" style:family="paragraph" style:parent-style-name="Table_20_Contents">
      <style:text-properties fo:language="en" fo:country="US" officeooo:rsid="007d7371" officeooo:paragraph-rsid="0036e724"/>
    </style:style>
    <style:style style:name="P30" style:family="paragraph" style:parent-style-name="Table_20_Contents">
      <style:text-properties fo:language="ru" fo:country="RU" officeooo:rsid="007dc0a0" officeooo:paragraph-rsid="0036e724"/>
    </style:style>
    <style:style style:name="P31" style:family="paragraph" style:parent-style-name="Table_20_Contents">
      <style:text-properties officeooo:rsid="007d7371" officeooo:paragraph-rsid="0036e724"/>
    </style:style>
    <style:style style:name="P32" style:family="paragraph" style:parent-style-name="Table_20_Contents">
      <style:text-properties officeooo:rsid="008678e6"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2b91af" style:font-name="Consolas" fo:font-size="9.5pt" fo:background-color="#ffffff" loext:char-shading-value="0" style:font-size-asian="9.5pt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1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d0d5b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6b41f"/>
    </style:style>
    <style:style style:name="T16" style:family="text">
      <style:text-properties fo:language="ru" fo:country="RU" officeooo:rsid="00326427"/>
    </style:style>
    <style:style style:name="T17" style:family="text">
      <style:text-properties fo:language="ru" fo:country="RU" officeooo:rsid="00343752"/>
    </style:style>
    <style:style style:name="T18" style:family="text">
      <style:text-properties fo:language="ru" fo:country="RU" officeooo:rsid="004c4879"/>
    </style:style>
    <style:style style:name="T19" style:family="text">
      <style:text-properties officeooo:rsid="002a1a8f"/>
    </style:style>
    <style:style style:name="T20" style:family="text">
      <style:text-properties fo:language="en" fo:country="US"/>
    </style:style>
    <style:style style:name="T21" style:family="text">
      <style:text-properties officeooo:rsid="00326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1005839744" text:style-name="L1">
        <text:list-item>
          <text:p text:style-name="P19"><text:span text:style-name="T15">Третий байт </text:span><text:span text:style-name="T11">Ждать_приема_таких_байт()</text:span> <text:span text:style-name="T15">видится как ноль</text:span></text:p>
        </text:list-item>
        <text:list-item>
          <text:p text:style-name="P19">Похоже байт не принимается но <text:span text:style-name="T19">счетчик считает</text:span></text:p>
          <text:p text:style-name="P19"/>
        </text:list-item>
      </text:list>
      <text:h text:style-name="Heading_20_2" text:outline-level="2">Доделать</text:h>
      <text:p text:style-name="P5"/>
      <text:list xml:id="list4277317626" text:style-name="L2">
        <text:list-item>
          <text:p text:style-name="P20">Возможно для ускорения отображения множества контролов, лучше завести датагрид.</text:p>
        </text:list-item>
        <text:list-item>
          <text:p text:style-name="P20">Статус скриптов.</text:p>
        </text:list-item>
        <text:list-item>
          <text:p text:style-name="P20">Статус</text:p>
        </text:list-item>
      </text:list>
      <text:p text:style-name="P3"/>
      <text:h text:style-name="Heading_20_2" text:outline-level="2">Вопросы</text:h>
      <text:p text:style-name="P3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10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10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10"><text:s text:c="8"/>{</text:p>
      <text:p text:style-name="Standard"><text:span text:style-name="T4"><text:s text:c="12"/>System.Windows.Forms.MessageBox.Show(</text:span><text:span text:style-name="T9">"</text:span><text:span text:style-name="T10">Пример 1 работает</text:span><text:span text:style-name="T9">"</text:span><text:span text:style-name="T4">);</text:span></text:p>
      <text:p text:style-name="P10"><text:s text:c="8"/>}</text:p>
      <text:p text:style-name="P10"><text:s text:c="4"/>}</text:p>
      <text:p text:style-name="P10">} <text:s/></text:p>
      <text:p text:style-name="P10"/>
      <text:p text:style-name="Standard">Тестовый пример 2.</text:p>
      <text:p text:style-name="P11"/>
      <text:p text:style-name="P12"><text:span text:style-name="T2">using</text:span><text:span text:style-name="T4"> System.</text:span><text:span text:style-name="T5">dll</text:span><text:span text:style-name="T4">;</text:span></text:p>
      <text:p text:style-name="P12"><text:span text:style-name="T2">using</text:span><text:span text:style-name="T4"> System.Linq.</text:span><text:span text:style-name="T5">dll</text:span><text:span text:style-name="T4">;</text:span></text:p>
      <text:p text:style-name="P11"><text:span text:style-name="T1">using</text:span> System.Windows.<text:span text:style-name="T13">dll</text:span>;</text:p>
      <text:p text:style-name="P11"><text:span text:style-name="T3">namespace</text:span><text:span text:style-name="T12"> TestHarvester</text:span></text:p>
      <text:p text:style-name="P10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10"><text:s text:c="4"/>{</text:p>
      <text:p text:style-name="P10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10"><text:s text:c="8"/>{</text:p>
      <text:p text:style-name="P13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10"><text:s text:c="8"/>}</text:p>
      <text:p text:style-name="P10"><text:s text:c="4"/>}</text:p>
      <text:p text:style-name="P11">}</text:p>
      <text:p text:style-name="P11"/>
      <text:p text:style-name="P11"/>
      <text:p text:style-name="Standard"/>
      <text:p text:style-name="Standard"/>
      <text:p text:style-name="Standard"/>
      <text:p text:style-name="P14"/>
      <text:h text:style-name="Heading_20_2" text:outline-level="2"><text:span text:style-name="T17">Оборудование для отправки </text:span>AT <text:span text:style-name="T17">обме</text:span><text:span text:style-name="T14">.</text:span></text:h>
      <text:p text:style-name="P14"/>
      <text:p text:style-name="P26"/>
      <text:p text:style-name="P4">Распиновка <text:span text:style-name="T20">sim </text:span>модуля в справочнике.</text:p>
      <text:p text:style-name="P4">Чтобы запустить замкнуть <text:span text:style-name="T20">GND </text:span>и <text:span text:style-name="T20">BOOT</text:span></text:p>
      <text:p text:style-name="P14"/>
      <text:h text:style-name="Heading_20_3" text:outline-level="3">SIMCOM-EVB-KIT</text:h>
      <text:p text:style-name="P14"/>
      <text:p text:style-name="P6">На коробке написано.</text:p>
      <text:p text:style-name="P6"/>
      <text:p text:style-name="P14">SIMCOM-EVB-KIT (S2-106XN SIM7600E-H SIM7000E-TE, SIM8TE, SIM868E-TE, SIM7500E-TE, SIM5300) SIM868000-1</text:p>
      <text:p text:style-name="P14"/>
      <text:p text:style-name="P17"/>
      <text:h text:style-name="Heading_20_4" text:outline-level="4">MiniUSB<text:span text:style-name="T16">1</text:span></text:h>
      <text:p text:style-name="P15">USB to UART <text:span text:style-name="T14">на большой синей плате</text:span></text:p>
      <text:p text:style-name="P8"/>
      <text:p text:style-name="P22">Возникают два объекта.</text:p>
      <text:p text:style-name="P8"/>
      <text:p text:style-name="P15">Enhanced Com Port</text:p>
      <text:p text:style-name="P16"><text:span text:style-name="T21">Standard</text:span> Com Port</text:p>
      <text:p text:style-name="P16"/>
      <text:h text:style-name="Heading_20_4" text:outline-level="4">MiniUSB<text:span text:style-name="T16">2</text:span></text:h>
      <text:p text:style-name="P17">J102</text:p>
      <text:p text:style-name="P17"/>
      <text:p text:style-name="P7">Появится 7 «Устройств с последовательным интерфейсом» Выбрать минимальный по номеру <text:span text:style-name="T20">COMX.</text:span></text:p>
      <text:p text:style-name="P17"/>
      <text:p text:style-name="P17"/>
      <text:p text:style-name="P23"/>
      <text:h text:style-name="P18" text:outline-level="3">SIM800C <text:span text:style-name="T14">модуль.</text:span></text:h>
      <text:p text:style-name="P23"/>
      <text:p text:style-name="P23">«SIM800 SIM800C GSM/GPRS модуль 5V/3,3 V TTL макетная плата IPEX с Bluetooth и TTS STM32 C51»</text:p>
      <text:p text:style-name="P17"/>
      <text:p text:style-name="P23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9">RING</text:p>
          </table:table-cell>
          <table:table-cell table:style-name="Таблица4.A1" table:number-rows-spanned="6" office:value-type="string">
            <text:p text:style-name="P30">Держатель сим карты. <text:span text:style-name="T20">SIM </text:span>втыкается сверху</text:p>
          </table:table-cell>
          <table:table-cell table:style-name="Таблица4.A1" office:value-type="string">
            <text:p text:style-name="P31">NET</text:p>
          </table:table-cell>
          <table:table-cell table:style-name="Таблица4.D1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31">DTR</text:p>
          </table:table-cell>
          <table:covered-table-cell/>
          <table:table-cell table:style-name="Таблица4.A2" office:value-type="string">
            <text:p text:style-name="P31">VCC</text:p>
          </table:table-cell>
          <table:table-cell table:style-name="Таблица4.D2" office:value-type="string">
            <text:p text:style-name="P32">+5V</text:p>
          </table:table-cell>
        </table:table-row>
        <table:table-row>
          <table:table-cell table:style-name="Таблица4.A2" office:value-type="string">
            <text:p text:style-name="P31">MICP</text:p>
          </table:table-cell>
          <table:covered-table-cell/>
          <table:table-cell table:style-name="Таблица4.A2" office:value-type="string">
            <text:p text:style-name="P31">BOOT</text:p>
          </table:table-cell>
          <table:table-cell table:style-name="Таблица4.D2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31">MICN</text:p>
          </table:table-cell>
          <table:covered-table-cell/>
          <table:table-cell table:style-name="Таблица4.A2" office:value-type="string">
            <text:p text:style-name="P31">RXD</text:p>
          </table:table-cell>
          <table:table-cell table:style-name="Таблица4.D2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31">SPKP</text:p>
          </table:table-cell>
          <table:covered-table-cell/>
          <table:table-cell table:style-name="Таблица4.A2" office:value-type="string">
            <text:p text:style-name="P31">TXD</text:p>
          </table:table-cell>
          <table:table-cell table:style-name="Таблица4.D2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31">SPKN</text:p>
          </table:table-cell>
          <table:covered-table-cell/>
          <table:table-cell table:style-name="Таблица4.A2" office:value-type="string">
            <text:p text:style-name="P31">GND</text:p>
          </table:table-cell>
          <table:table-cell table:style-name="Таблица4.D2" office:value-type="string">
            <text:p text:style-name="P31"/>
          </table:table-cell>
        </table:table-row>
      </table:table>
      <text:p text:style-name="P23"/>
      <text:p text:style-name="P17"/>
      <text:h text:style-name="Heading_20_3" text:outline-level="3">АТ команды.</text:h>
      <text:p text:style-name="P9"/>
      <text:p text:style-name="P28">AT// Готовность модуля к работе</text:p>
      <text:p text:style-name="P28">AT+CMGF=1//Выбор формата SMS</text:p>
      <text:p text:style-name="P28">//AT+CMGD=1,4//Удалить SMS</text:p>
      <text:p text:style-name="P28">+CPIN: READY</text:p>
      <text:p text:style-name="P28">AT+CREG?// Тип регистрации в сети</text:p>
      <text:p text:style-name="P28">AT+CMGS="<text:span text:style-name="T18">+79050300962</text:span>"</text:p>
      <text:p text:style-name="P24">123</text:p>
      <text:p text:style-name="P9"/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8M47S</meta:editing-duration>
    <meta:editing-cycles>15</meta:editing-cycles>
    <meta:generator>LibreOffice/6.1.2.1$Windows_X86_64 LibreOffice_project/65905a128db06ba48db947242809d14d3f9a93fe</meta:generator>
    <dc:date>2020-10-24T22:52:37.343000000</dc:date>
    <meta:document-statistic meta:table-count="1" meta:image-count="0" meta:object-count="0" meta:page-count="1" meta:paragraph-count="89" meta:word-count="256" meta:character-count="1832" meta:non-whitespace-character-count="1562"/>
    <meta:user-defined meta:name="Info 1"/>
    <meta:user-defined meta:name="Info 2"/>
    <meta:user-defined meta:name="Info 3"/>
    <meta:user-defined meta:name="Info 4"/>
  </office:meta>
</office:document-meta>
</file>